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-serif-pro" svg:font-family="source-serif-pro, Georgia, Cambria, 'Times New Roman', Times, 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2d1f" officeooo:paragraph-rsid="00052d1f"/>
    </style:style>
    <style:style style:name="P2" style:family="paragraph" style:parent-style-name="Standard">
      <style:paragraph-properties fo:text-align="start" style:justify-single-word="false"/>
      <style:text-properties officeooo:rsid="00052d1f" officeooo:paragraph-rsid="00052d1f"/>
    </style:style>
    <style:style style:name="P3" style:family="paragraph" style:parent-style-name="Text_20_body">
      <style:text-properties officeooo:paragraph-rsid="0005f677"/>
    </style:style>
    <style:style style:name="P4" style:family="paragraph" style:parent-style-name="Text_20_body">
      <style:text-properties officeooo:rsid="0005f677" officeooo:paragraph-rsid="0005f67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18eb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292929" loext:opacity="100%" style:font-name="source-serif-pro" fo:font-size="13.5pt" fo:font-style="normal"/>
    </style:style>
    <style:style style:name="T5" style:family="text">
      <style:text-properties fo:font-variant="normal" fo:text-transform="none" fo:color="#292929" loext:opacity="100%" style:font-name="source-serif-pro" fo:font-size="13.5pt" fo:font-style="normal" fo:font-weight="bold"/>
    </style:style>
    <style:style style:name="T6" style:family="text">
      <style:text-properties fo:font-variant="normal" fo:text-transform="none" fo:color="#292929" loext:opacity="100%" style:font-name="source-serif-pro" fo:font-size="13.5pt" fo:font-style="normal" fo:font-weight="bold" style:font-weight-asian="bold" style:font-weight-complex="bold"/>
    </style:style>
    <style:style style:name="T7" style:family="text">
      <style:text-properties fo:font-variant="normal" fo:text-transform="none" fo:color="#292929" loext:opacity="100%" style:font-name="source-serif-pro" fo:font-size="13.5pt" fo:font-style="normal" fo:font-weight="normal"/>
    </style:style>
    <style:style style:name="T8" style:family="text">
      <style:text-properties fo:font-variant="normal" fo:text-transform="none" fo:color="#292929" loext:opacity="100%" style:font-name="source-serif-pro" fo:font-size="13.5pt" fo:font-style="normal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alhos VS Code </text:p>
      <text:p text:style-name="P1"/>
      <text:p text:style-name="P2">Ctrl + Shfit + e = </text:p>
      <text:p text:style-name="P2">Ctrl + b = fecha menu lateral</text:p>
      <text:p text:style-name="P3"><text:bookmark text:name="b75a"/><text:span text:style-name="Strong_20_Emphasis"><text:span text:style-name="T1">Alt + Click: </text:span></text:span><text:span text:style-name="T1">Insere um cursor</text:span></text:p>
      <text:p text:style-name="P3"><text:bookmark text:name="8dda"/><text:span text:style-name="Strong_20_Emphasis"><text:span text:style-name="T1">Shift+Alt+↑/ ↓: </text:span></text:span><text:span text:style-name="T1">Insere um cursor na mesma posição da linha de cima ou na linha de baixo.</text:span></text:p>
      <text:p text:style-name="Text_20_body"><text:bookmark text:name="3e85"/><text:span text:style-name="Strong_20_Emphasis"><text:span text:style-name="T1">Shift+Alt+I: </text:span></text:span><text:span text:style-name="T1">Insere um cursor no final de cada linha selecionada.</text:span></text:p>
      <text:p text:style-name="Text_20_body"><text:bookmark text:name="339b"/><text:span text:style-name="Strong_20_Emphasis"><text:span text:style-name="T1">Ctrl+Shift+L</text:span></text:span><text:span text:style-name="T1">: Adiciona um cursor no final de todas as ocorrências da seleção atual.</text:span></text:p>
      <text:p text:style-name="Text_20_body"><text:bookmark text:name="5a3b"/><text:span text:style-name="Strong_20_Emphasis"><text:span text:style-name="T1">Ctrl+P</text:span></text:span><text:span text:style-name="T1">: Busca rápida de arquivos.</text:span></text:p>
      <text:p text:style-name="Text_20_body"><text:bookmark text:name="67ef"/><text:span text:style-name="Strong_20_Emphasis"><text:span text:style-name="T1">F1</text:span></text:span><text:span text:style-name="T1">: Abre a paleta de comandos.</text:span></text:p>
      <text:p text:style-name="Text_20_body"><text:bookmark text:name="3d2b"/><text:span text:style-name="Strong_20_Emphasis"><text:span text:style-name="T1">Ctrl + Shift + X</text:span></text:span><text:span text:style-name="T1">: Exibe as extensões e possibili</text:span><text:span text:style-name="T2">t</text:span><text:span text:style-name="T1">a instalar novas extensões.</text:span></text:p>
      <text:p text:style-name="Text_20_body"><text:bookmark text:name="863f"/><text:span text:style-name="Strong_20_Emphasis"><text:span text:style-name="T1">Ctrl+Shift+`: </text:span></text:span><text:span text:style-name="T1">Abre/Fecha o terminal</text:span></text:p>
      <text:p text:style-name="P4">Ctrl + ; = Comenta uma linha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-serif-pro" svg:font-family="source-serif-pro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4T12:50:56.160000000</meta:creation-date>
    <dc:date>2022-10-08T13:45:38.700000000</dc:date>
    <meta:editing-duration>PT2H25M42S</meta:editing-duration>
    <meta:editing-cycles>1</meta:editing-cycles>
    <meta:document-statistic meta:table-count="0" meta:image-count="0" meta:object-count="0" meta:page-count="1" meta:paragraph-count="12" meta:word-count="97" meta:character-count="531" meta:non-whitespace-character-count="444"/>
    <meta:generator>LibreOffice/7.3.2.2$Windows_X86_64 LibreOffice_project/49f2b1bff42cfccbd8f788c8dc32c1c309559be0</meta:generator>
  </office:meta>
</office:document-meta>
</file>